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/>
    <style:font-face style:name="等线" svg:font-family="等线" style:font-family-generic="system" style:font-pitch="variable" svg:panose-1="2 1 6 0 3 1 1 1 1 1"/>
  </office:font-face-decls>
  <office:automatic-styles>
    <style:style style:name="P1" style:parent-style-name="Standard" style:master-page-name="MP0" style:family="paragraph">
      <style:paragraph-properties fo:break-before="page"/>
      <style:text-properties fo:font-size="13pt" style:font-size-asian="13pt" style:font-size-complex="13pt"/>
    </style:style>
    <style:style style:name="P2" style:parent-style-name="Standard" style:family="paragraph">
      <style:text-properties fo:color="#CE181E"/>
    </style:style>
    <style:style style:name="P3" style:parent-style-name="Standard" style:family="paragraph">
      <style:text-properties fo:color="#CE181E"/>
    </style:style>
    <style:style style:name="P4" style:parent-style-name="Standard" style:family="paragraph">
      <style:text-properties fo:color="#CE181E"/>
    </style:style>
    <style:style style:name="P5" style:parent-style-name="Standard" style:family="paragraph">
      <style:text-properties fo:color="#CE181E"/>
    </style:style>
    <style:style style:name="P6" style:parent-style-name="Standard" style:family="paragraph">
      <style:text-properties fo:color="#CE181E"/>
    </style:style>
    <style:style style:name="P7" style:parent-style-name="Standard" style:family="paragraph">
      <style:text-properties fo:color="#CE181E"/>
    </style:style>
    <style:style style:name="T8" style:parent-style-name="默认段落字体" style:family="text">
      <style:text-properties fo:color="#CE181E"/>
    </style:style>
    <style:style style:name="P9" style:parent-style-name="Standard" style:family="paragraph">
      <style:text-properties fo:color="#CE181E"/>
    </style:style>
    <style:style style:name="P10" style:parent-style-name="Standard" style:family="paragraph">
      <style:text-properties fo:font-size="13pt" style:font-size-asian="13pt" style:font-size-complex="13pt"/>
    </style:style>
  </office:automatic-styles>
  <office:body>
    <office:text text:use-soft-page-breaks="true">
      <text:p text:style-name="P1">1. blockchain behavior : token issue、transact、destroy场景</text:p>
      <text:p text:style-name="P2">issue: individual’s reward, mining;</text:p>
      <text:p text:style-name="P3">transact: exchange for services、virtual assets;</text:p>
      <text:p text:style-name="P4">destroy: contribution to the ecosystem;</text:p>
      <text:p text:style-name="P5"/>
      <text:p text:style-name="P6"/>
      <text:p text:style-name="P7">跑步（基础、线上赛、约定跑）</text:p>
      <text:p text:style-name="Standard">a. issue场景1（<text:span text:style-name="T8">mining</text:span>）：打开Dapp→Run→<text:s/>中途播报里程及已获得的token → End running →claim my tokens;</text:p>
      <text:p text:style-name="Standard"><text:s text:c="4"/>issue加成：路跑（+10%），<text:s/>女性（+5%），有几率暴击（+100%）；</text:p>
      <text:p text:style-name="Standard"/>
      <text:p text:style-name="Standard">b. issue场景2：报名线上赛<text:s/>→<text:s/>显示预计能获得的token数量<text:s/>→<text:s/>（比赛时间段）完成线上赛<text:s/>→ claim my tokens；</text:p>
      <text:p text:style-name="Standard"><text:s text:c="5"/>issue加成：路跑（+10%），女性（+5%），排名前20%（+10%），前20%-50%（+5%），有几率暴击（+100%）；</text:p>
      <text:p text:style-name="Standard"/>
      <text:p text:style-name="Standard">c. issue场景3：用户A开班约定跑post →<text:s/>其他用户加入约定跑班（最低人数3）→<text:s/>完成跑班任务<text:s/>→<text:s/>所有完成任务的用户claim tokens；</text:p>
      <text:p text:style-name="Standard"><text:s text:c="5"/>issue加成：用户A+5%，其他用户+3%，（跑班人数超过30人，且完成任务人数超过25人）用户A+5%，有几率暴击（+100%）</text:p>
      <text:p text:style-name="Standard"/>
      <text:p text:style-name="P9">社区建设</text:p>
      <text:p text:style-name="Standard">a.<text:s/>跑步记录分享到朋友圈、微信好友→<text:s/>奖励tokens至缓冲池→ claim my tokens;</text:p>
      <text:p text:style-name="Standard"><text:s text:c="4"/>issue加成：分享至朋友圈（+25%）</text:p>
      <text:p text:style-name="Standard"/>
      <text:p text:style-name="Standard">b.<text:s/>任务系统</text:p>
      <text:p text:style-name="Standard"><text:s text:c="4"/>1）、系统任务：完成任务奖励token（比赛、挑战、其他任务）</text:p>
      <text:p text:style-name="Standard"><text:s text:c="4"/>2）、用户任务：用户悬赏任务，获得用户的赏金（考虑虚拟物品的出售，如奖牌、勋章）</text:p>
      <text:p text:style-name="Standard"><text:s/><text:s text:c="3"/>3）、</text:p>
      <text:p text:style-name="Standard"/>
      <text:p text:style-name="Standard"/>
      <text:p text:style-name="Standard"/>
      <text:p text:style-name="Standard"/>
      <text:p text:style-name="Standard"/>
      <text:p text:style-name="P10">3. commercial ideas</text:p>
      <text:p text:style-name="Standard">a.<text:s/>指定一个品牌的装备，token获得加成(+x%);</text:p>
      <text:p text:style-name="Standard">b.<text:s/>圈内公益、圈外公益；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宋体" svg:font-family="宋体" style:font-family-generic="system" style:font-pitch="variable" svg:panose-1="2 1 6 0 3 1 1 1 1 1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等线 Light" svg:font-family="等线 Light" style:font-family-generic="system" style:font-pitch="variable"/>
    <style:font-face style:name="等线" svg:font-family="等线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宋体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false"/>
    </style:style>
    <style:style style:name="默认段落字体" style:display-name="默认段落字体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列表" style:display-name="列表" style:family="paragraph" style:parent-style-name="Textbody">
      <style:text-properties fo:hyphenate="false"/>
    </style:style>
    <style:style style:name="题注" style:display-name="题注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dministrator</dc:creator>
    <meta:creation-date>2019-03-13T10:31:00Z</meta:creation-date>
    <dc:date>2019-03-13T12:08:00Z</dc:date>
    <meta:template xlink:href="Normal.dotm" xlink:type="simple"/>
    <meta:editing-cycles>15</meta:editing-cycles>
    <meta:editing-duration>PT12060S</meta:editing-duration>
    <meta:document-statistic meta:page-count="1" meta:paragraph-count="1" meta:word-count="128" meta:character-count="862" meta:row-count="6" meta:non-whitespace-character-count="735"/>
  </office:meta>
</office:document-meta>
</file>